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513A4C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Phetsarath OT" svg:font-family="'Phetsarath OT'" style:font-pitch="variable"/>
    <style:font-face style:name="Tahoma" svg:font-family="Tahoma" style:font-pitch="variable"/>
    <style:font-face style:name="utkal" svg:font-family="utk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729fcf" draw:fill="solid" draw:fill-color="#729fc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729fcf" draw:fill="solid" draw:fill-color="#ff8080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svg:stroke-width="0.1cm" svg:stroke-color="#729fcf" draw:marker-start-width="0.15cm" draw:marker-end-width="0.15cm" draw:fill="solid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2cm" svg:stroke-color="#729fcf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ffff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2.8cm" svg:height="12.8cm" svg:x="1.1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.9cm" svg:height="11.9cm" svg:x="1.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8cm" svg:height="3.6cm" svg:x="8.441cm" svg:y="7.99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cm" svg:height="6.5cm" svg:x="5.8cm" svg:y="2.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8cm" svg:height="3.6cm" svg:x="7.6cm" svg:y="7.69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79cm" svg:height="3.6cm" svg:x="8.022cm" svg:y="7.99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8cm" svg:height="3.6cm" svg:x="8.921cm" svg:y="7.89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8cm" svg:height="3.6cm" svg:x="6.62cm" svg:y="7.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8cm" svg:height="3.6cm" svg:x="7.1cm" svg:y="8.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8cm" svg:height="3.6cm" svg:x="5.603cm" svg:y="7.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8cm" svg:height="3.6cm" svg:x="6.124cm" svg:y="7.90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1.4cm" svg:x="5.8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cm" svg:height="0.3cm" svg:x="6.7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cm" svg:height="0.3cm" svg:x="7.8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Phetsarath OT" svg:font-family="'Phetsarath OT'" style:font-pitch="variable"/>
    <style:font-face style:name="Tahoma" svg:font-family="Tahoma" style:font-pitch="variable"/>
    <style:font-face style:name="utkal" svg:font-family="utk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qua" xlink:href="Pictures/100000000000005E0000005E513A4C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3:30:27.576060588</meta:creation-date>
    <dc:date>2016-07-27T13:57:57.522681909</dc:date>
    <meta:editing-duration>PT12M18S</meta:editing-duration>
    <meta:editing-cycles>2</meta:editing-cycles>
    <meta:generator>LibreOffice/4.2.8.2$Linux_X86_64 LibreOffice_project/420m0$Build-2</meta:generator>
    <meta:document-statistic meta:object-count="14"/>
  </office:meta>
</office:document-meta>
</file>